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box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inbox</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spinbox.html" text:style-name="Internet_20_link" text:visited-style-name="Visited_20_Internet_20_Link">link</text:a>)</text:p>

            
                <text:list xml:id="list_Spinbox2" text:continue-numbering="true" text:continue-list="list_Spinbox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pinbox4" text:continue-numbering="true" text:style-name="Outline">
                                                <text:list-item>
                                                    <text:list>
                                                        <text:list-item>
                                                            <text:list>
                                                                <text:list-item>
                                                                    <text:h text:style-name="Heading_20_3" text:outline-level="3">
                                                                        Digit count
                                                                        <text:s text:c="4"/>
                                                                        <text:span text:style-name="T2">Number</text:span>
                                                                    </text:h>
                                                                </text:list-item>
                                                            </text:list>
                                                        </text:list-item>
                                                    </text:list>
                                                </text:list-item>
                                            </text:list>
                                            <text:p text:style-name="Standard">The number of digits excluding the decimal separator and the sign</text:p>,
                                            <text:list xml:id="list_Spinbox5" text:continue-numbering="true" text:continue-list="list_Spinbox4" text:style-name="Outline">
                                                <text:list-item>
                                                    <text:list>
                                                        <text:list-item>
                                                            <text:list>
                                                                <text:list-item>
                                                                    <text:h text:style-name="Heading_20_3" text:outline-level="3">
                                                                        Separator position
                                                                        <text:s text:c="4"/>
                                                                        <text:span text:style-name="T2">Number</text:span>
                                                                    </text:h>
                                                                </text:list-item>
                                                            </text:list>
                                                        </text:list-item>
                                                    </text:list>
                                                </text:list-item>
                                            </text:list>
                                            <text:p text:style-name="Standard">The number of digits before the decimal point</text:p>,
                                            <text:list xml:id="list_Spinbox6" text:continue-numbering="true" text:continue-list="list_Spinbox5"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he minimum value that can be selected.</text:p>,
                                            <text:list xml:id="list_Spinbox7" text:continue-numbering="true" text:continue-list="list_Spinbox6"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he maximum value that can be selected.</text:p>,
                                            <text:list xml:id="list_Spinbox8" text:continue-numbering="true" text:continue-list="list_Spinbox7" text:style-name="Outline">
                                                <text:list-item>
                                                    <text:list>
                                                        <text:list-item>
                                                            <text:list>
                                                                <text:list-item>
                                                                    <text:h text:style-name="Heading_20_3" text:outline-level="3">
                                                                        Rollover
                                                                        <text:s text:c="4"/>
                                                                        <text:span text:style-name="T2">Boolean</text:span>
                                                                    </text:h>
                                                                </text:list-item>
                                                            </text:list>
                                                        </text:list-item>
                                                    </text:list>
                                                </text:list-item>
                                            </text:list>
                                            <text:p text:style-name="Standard">Enables/disabled rollover mode. If either the minimum or maximum value is reached with rollover enabled, the value will change to the other limit. If rollover is disabled the value will remain at the minimum or maximum value.</text:p>,
                                            <text:list xml:id="list_Spinbox9" text:continue-numbering="true" text:continue-list="list_Spinbox8" text:style-name="Outline">
                                                <text:list-item>
                                                    <text:list>
                                                        <text:list-item>
                                                            <text:list>
                                                                <text:list-item>
                                                                    <text:h text:style-name="Heading_20_3" text:outline-level="3">
                                                                        Step
                                                                        <text:s text:c="4"/>
                                                                        <text:span text:style-name="T2">EXPRESSION (integer)</text:span>
                                                                    </text:h>
                                                                </text:list-item>
                                                            </text:list>
                                                        </text:list-item>
                                                    </text:list>
                                                </text:list-item>
                                            </text:list>
                                            <text:p text:style-name="Standard">Sets the cursor to a specific digit to change on increment/decrement. For example position '1' sets the cursor to the least significant digit. Only multiples of ten can be set, and not for example 3.</text:p>,
                                            <text:list xml:id="list_Spinbox10" text:continue-numbering="true" text:continue-list="list_Spinbox9" text:style-name="Outline">
                                                <text:list-item>
                                                    <text:list>
                                                        <text:list-item>
                                                            <text:list>
                                                                <text:list-item>
                                                                    <text:h text:style-name="Heading_20_3" text:outline-level="3">
                                                                        Step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Step</text:span> can be variable in which the selected step will be stored.</text:p>,
                                            <text:list xml:id="list_Spinbox11" text:continue-numbering="true" text:continue-list="list_Spinbox10"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selected value on the Spinbox.</text:p>,
                                            <text:list xml:id="list_Spinbox12" text:continue-numbering="true" text:continue-list="list_Spinbox11"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text:span> can be variable in which the selected value will be stor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inbox13" text:continue-numbering="true" text:continue-list="list_Spinbox12"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box14" text:continue-numbering="true" text:continue-list="list_Spinbox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pinbox15" text:continue-numbering="true" text:continue-list="list_Spinbox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pinbox16" text:continue-numbering="true" text:continue-list="list_Spinbox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inbox17" text:continue-numbering="true" text:continue-list="list_Spinbox1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pinbox1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pinbox19" text:continue-numbering="true" text:continue-list="list_Spinbox1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inbox20" text:continue-numbering="true" text:continue-list="list_Spinbox1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pinbox2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pinbox22" text:continue-numbering="true" text:continue-list="list_Spinbox2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inbox23" text:continue-numbering="true" text:continue-list="list_Spinbox2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pinbox2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pinbox25" text:continue-numbering="true" text:continue-list="list_Spinbox2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inbox26" text:continue-numbering="true" text:continue-list="list_Spinbox2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pinbox2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pinbox28" text:continue-numbering="true" text:continue-list="list_Spinbox2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box29" text:continue-numbering="true" text:continue-list="list_Spinbox2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inbox30" text:continue-numbering="true" text:continue-list="list_Spinbox2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pinbox31" text:continue-numbering="true" text:continue-list="list_Spinbox3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pinbox32" text:continue-numbering="true" text:continue-list="list_Spinbox3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pinbox33" text:continue-numbering="true" text:continue-list="list_Spinbox3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pinbox34" text:continue-numbering="true" text:continue-list="list_Spinbox3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pinbox35" text:continue-numbering="true" text:continue-list="list_Spinbox3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pinbox36" text:continue-numbering="true" text:continue-list="list_Spinbox3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pinbox37" text:continue-numbering="true" text:continue-list="list_Spinbox3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pinbox38" text:continue-numbering="true" text:continue-list="list_Spinbox3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pinbox39" text:continue-numbering="true" text:continue-list="list_Spinbox3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pinbox40" text:continue-numbering="true" text:continue-list="list_Spinbox3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pinbox41" text:continue-numbering="true" text:continue-list="list_Spinbox4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pinbox42" text:continue-numbering="true" text:continue-list="list_Spinbox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pinbox43" text:continue-numbering="true" text:continue-list="list_Spinbox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pinbox44" text:continue-numbering="true" text:continue-list="list_Spinbox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pinbox45" text:continue-numbering="true" text:continue-list="list_Spinbox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pinbox46" text:continue-numbering="true" text:continue-list="list_Spinbox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pinbox47" text:continue-numbering="true" text:continue-list="list_Spinbox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pinbox48" text:continue-numbering="true" text:continue-list="list_Spinbox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pinbox49" text:continue-numbering="true" text:continue-list="list_Spinbox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pinbox50" text:continue-numbering="true" text:continue-list="list_Spinbox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pinbox51" text:continue-numbering="true" text:continue-list="list_Spinbox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pinbox52" text:continue-numbering="true" text:continue-list="list_Spinbox5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pinbox5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pinbox54" text:continue-numbering="true" text:continue-list="list_Spinbox5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pinbox5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inbox56" text:continue-numbering="true" text:continue-list="list_Spinbox5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pinbox57" text:continue-numbering="true" text:continue-list="list_Spinbox5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pinbox58" text:continue-numbering="true" text:continue-list="list_Spinbox5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pinbox59" text:continue-numbering="true" text:continue-list="list_Spinbox5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pinbox60" text:continue-numbering="true" text:continue-list="list_Spinbox5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pinbox61" text:continue-numbering="true" text:continue-list="list_Spinbox6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box62" text:continue-numbering="true" text:continue-list="list_Spinbox6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inbox6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box64" text:continue-numbering="true" text:continue-list="list_Spinbox6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inbox65" text:continue-numbering="true" text:continue-list="list_Spinbox6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inbox66" text:continue-numbering="true" text:continue-list="list_Spinbox6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pinbox3" text:continue-numbering="true" text:continue-list="list_Spinbox2" text:style-name="Outline">
                        <text:list-item>
                            <text:list>
                                <text:list-item>
                                    <text:h text:style-name="Heading_20_2" text:outline-level="2">Examples</text:h>
                                </text:list-item>
                            </text:list>
                        </text:list-item>
                    </text:list>
                    <text:p text:style-name="Standard"/>
                    
                    <text:list xml:id="list_Spinbox67" text:style-name="List_20_1">
                        
                        <text:list-item>
                            <text:p text:style-name="List_20_1_20_Start">
                                <text:span text:style-name="T1">Spinbox</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